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Noto Sans1" svg:font-family="'Noto Sans'" style:font-adornments="Normal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Comic Sans MS" fo:font-size="12pt" officeooo:rsid="008e9d60" officeooo:paragraph-rsid="008e9d60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officeooo:rsid="00a09808" officeooo:paragraph-rsid="00a09808" style:font-size-asian="11pt" style:font-size-complex="11pt"/>
    </style:style>
    <style:style style:name="P3" style:family="paragraph" style:parent-style-name="Header">
      <style:text-properties fo:font-size="6pt" officeooo:rsid="0079f012" officeooo:paragraph-rsid="0079f012" style:font-size-asian="5.25pt" style:font-size-complex="6pt"/>
    </style:style>
    <style:style style:name="P4" style:family="paragraph" style:parent-style-name="Horizontal_20_Line">
      <style:paragraph-properties fo:text-align="center" style:justify-single-word="false"/>
    </style:style>
    <style:style style:name="P5" style:family="paragraph" style:parent-style-name="Standard">
      <style:text-properties officeooo:rsid="00a33632" officeooo:paragraph-rsid="00a33632"/>
    </style:style>
    <style:style style:name="P6" style:family="paragraph" style:parent-style-name="Text_20_body">
      <style:text-properties officeooo:rsid="00a1ca7d" officeooo:paragraph-rsid="00a1ca7d"/>
    </style:style>
    <style:style style:name="P7" style:family="paragraph" style:parent-style-name="Text_20_body">
      <style:text-properties officeooo:rsid="00a27f7d" officeooo:paragraph-rsid="00a27f7d"/>
    </style:style>
    <style:style style:name="P8" style:family="paragraph" style:parent-style-name="Text_20_body">
      <style:text-properties officeooo:rsid="00a27f7d" officeooo:paragraph-rsid="00a1ca7d"/>
    </style:style>
    <style:style style:name="P9" style:family="paragraph" style:parent-style-name="Text_20_body">
      <style:text-properties officeooo:paragraph-rsid="00a33632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a29a83" officeooo:paragraph-rsid="00a29a83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a29a83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a33632" officeooo:paragraph-rsid="00a33632"/>
    </style:style>
    <style:style style:name="P13" style:family="paragraph" style:parent-style-name="Heading_20_1">
      <style:text-properties officeooo:rsid="00a29a83" officeooo:paragraph-rsid="00a29a83"/>
    </style:style>
    <style:style style:name="P14" style:family="paragraph" style:parent-style-name="Heading_20_1">
      <style:text-properties officeooo:rsid="00a33632" officeooo:paragraph-rsid="00a33632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officeooo:rsid="00a1ca7d" officeooo:paragraph-rsid="00a1ca7d"/>
    </style:style>
    <style:style style:name="P16" style:family="paragraph" style:parent-style-name="Text_20_body" style:list-style-name="L1">
      <style:paragraph-properties fo:margin-top="0cm" fo:margin-bottom="0.046cm" style:contextual-spacing="false"/>
      <style:text-properties officeooo:rsid="00a1ca7d" officeooo:paragraph-rsid="00a1ca7d"/>
    </style:style>
    <style:style style:name="T1" style:family="text">
      <style:text-properties fo:font-size="11pt" officeooo:rsid="00a29a83" style:font-size-asian="11pt" style:font-size-complex="11pt"/>
    </style:style>
    <style:style style:name="T2" style:family="text">
      <style:text-properties officeooo:rsid="00a29a83"/>
    </style:style>
    <style:style style:name="T3" style:family="text">
      <style:text-properties style:text-line-through-style="none" style:text-line-through-type="none" fo:font-size="11pt" officeooo:rsid="00a29a83" style:font-size-asian="11pt" style:font-size-complex="11pt"/>
    </style:style>
    <style:style style:name="T4" style:family="text">
      <style:text-properties style:font-name="Comic Sans MS1" officeooo:rsid="00a33632"/>
    </style:style>
    <style:style style:name="T5" style:family="text">
      <style:text-properties style:font-name="Comic Sans MS1" officeooo:rsid="00a478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stallation de mosquitto sur une raspberry</text:p>
      <text:p text:style-name="Text_20_body"/>
      <text:p text:style-name="P6">Matériel nécessaire :</text:p>
      <text:list xml:id="list1333280383" text:style-name="L1">
        <text:list-item>
          <text:p text:style-name="P15">Raspberry Pi 3 modèle B ou supérieur et son bloque alimentation.</text:p>
        </text:list-item>
        <text:list-item>
          <text:p text:style-name="P15">Carte microSD de 16 Go Classe 10</text:p>
        </text:list-item>
        <text:list-item>
          <text:p text:style-name="P15">Le système raspbian installé sur la carte SD et <text:s/>l’installation déjà réalisée</text:p>
        </text:list-item>
        <text:list-item>
          <text:p text:style-name="P15">Clavier, souris, écran (avec connexion hdmi), câble HDMI</text:p>
        </text:list-item>
        <text:list-item>
          <text:p text:style-name="P16">La carte Raspberry doit pouvoir se connecter à internet pour l’installation des paquets concernant mosquitto</text:p>
        </text:list-item>
      </text:list>
      <text:p text:style-name="P8"/>
      <text:p text:style-name="P7">Branchez tous les câbles nécessaire pour l’utilisation de la carte Raspberry Pi. Puis démarrer la carte.</text:p>
      <text:list xml:id="list133397656" text:style-name="Numbering_20_123">
        <text:list-item>
          <text:h text:style-name="P13" text:outline-level="1">Installation de mosquitto</text:h>
        </text:list-item>
      </text:list>
      <text:p text:style-name="P10">Ouvrez un terminal (une console). </text:p>
      <text:p text:style-name="P10">Puis écrire : <text:span text:style-name="Source_20_Text">sudo apt update </text:span></text:p>
      <text:p text:style-name="P11"><text:span text:style-name="T2">Puis écrire : </text:span><text:span text:style-name="Source_20_Text"><text:span text:style-name="T2">sudo apt </text:span></text:span><text:span text:style-name="Source_20_Text"><text:span text:style-name="T1">install -</text:span></text:span><text:span text:style-name="Source_20_Text"><text:span text:style-name="T3">y mosquitto mosquitto.clients</text:span></text:span><text:span text:style-name="T2"> </text:span></text:p>
      <text:p text:style-name="P11"/>
      <text:p text:style-name="P10">Pour que le gestionnaire de communication mosquitto se lance au démarrage de la carte,</text:p>
      <text:p text:style-name="P10">écrire : <text:span text:style-name="Source_20_Text">sudo systemctl enable mosquitto.service</text:span></text:p>
      <text:p text:style-name="P10"/>
      <text:list xml:id="list202253761701495" text:continue-numbering="true" text:style-name="Numbering_20_123">
        <text:list-item>
          <text:h text:style-name="P13" text:outline-level="1">Vérification de l’installation</text:h>
        </text:list-item>
      </text:list>
      <text:p text:style-name="P10">Toujours dans un terminale,</text:p>
      <text:p text:style-name="P10">écrire : <text:span text:style-name="Source_20_Text">mosquitto -v</text:span></text:p>
      <text:p text:style-name="P10">La réponse doit avoir la forme 1.4.X ou supérieur.</text:p>
      <text:p text:style-name="P12">Attention : parfois cette commande retourne "Error : address already in use". Cet avertissement indique que votre broker mosquitto est en fonctionnement. Donc ne vous inquiétez pas pour ce message.</text:p>
      <text:list xml:id="list202254699939988" text:continue-numbering="true" text:style-name="Numbering_20_123">
        <text:list-item>
          <text:h text:style-name="P14" text:outline-level="1"><text:soft-page-break/>Adresse IP de la carte Raspberry</text:h>
        </text:list-item>
      </text:list>
      <text:p text:style-name="P5">Pour trouver l’adresse ip de la carte,</text:p>
      <text:p text:style-name="P5">écrire : <text:span text:style-name="Source_20_Text">hostname -I</text:span></text:p>
      <text:p text:style-name="P9"><text:span text:style-name="Source_20_Text"><text:span text:style-name="T4">Il sera nécessaire de bien no</text:span></text:span><text:span text:style-name="Source_20_Text"><text:span text:style-name="T4">té cette adresse IP pour pouvoir communiquer avec les clients MQTT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Noto Sans1" svg:font-family="'Noto Sans'" style:font-adornments="Normal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ed_20__28_var_29__20_10" draw:display-name="Dashed (var) 10" draw:style="rect" draw:dots1="1" draw:dots1-length="112%" draw:distance="112%"/>
    <draw:stroke-dash draw:name="Dashed_20__28_var_29__20_11" draw:display-name="Dashed (var) 11" draw:style="rect" draw:dots1="1" draw:dots1-length="112%" draw:distance="112%"/>
    <draw:stroke-dash draw:name="Dashed_20__28_var_29__20_12" draw:display-name="Dashed (var) 12" draw:style="rect" draw:dots1="1" draw:dots1-length="112%" draw:distance="112%"/>
    <draw:stroke-dash draw:name="Dashed_20__28_var_29__20_13" draw:display-name="Dashed (var) 13" draw:style="rect" draw:dots1="1" draw:dots1-length="112%" draw:distance="112%"/>
    <draw:stroke-dash draw:name="Dashed_20__28_var_29__20_14" draw:display-name="Dashed (var) 14" draw:style="rect" draw:dots1="1" draw:dots1-length="112%" draw:distance="112%"/>
    <draw:stroke-dash draw:name="Dashed_20__28_var_29__20_15" draw:display-name="Dashed (var) 15" draw:style="rect" draw:dots1="1" draw:dots1-length="112%" draw:distance="112%"/>
    <draw:stroke-dash draw:name="Dashed_20__28_var_29__20_16" draw:display-name="Dashed (var) 16" draw:style="rect" draw:dots1="1" draw:dots1-length="112%" draw:distance="112%"/>
    <draw:stroke-dash draw:name="Dashed_20__28_var_29__20_17" draw:display-name="Dashed (var) 17" draw:style="rect" draw:dots1="1" draw:dots1-length="112%" draw:distance="112%"/>
    <draw:stroke-dash draw:name="Dashed_20__28_var_29__20_18" draw:display-name="Dashed (var) 18" draw:style="rect" draw:dots1="1" draw:dots1-length="112%" draw:distance="112%"/>
    <draw:stroke-dash draw:name="Dashed_20__28_var_29__20_19" draw:display-name="Dashed (var) 19" draw:style="rect" draw:dots1="1" draw:dots1-length="63%" draw:distance="63%"/>
    <draw:stroke-dash draw:name="Dashed_20__28_var_29__20_20" draw:display-name="Dashed (var) 20" draw:style="rect" draw:dots1="1" draw:dots1-length="63%" draw:distance="63%"/>
    <draw:stroke-dash draw:name="Dashed_20__28_var_29__20_3" draw:display-name="Dashed (var) 3" draw:style="rect" draw:dots1="1" draw:dots1-length="112%" draw:distance="112%"/>
    <draw:stroke-dash draw:name="Dashed_20__28_var_29__20_5" draw:display-name="Dashed (var) 5" draw:style="rect" draw:dots1="1" draw:dots1-length="112%" draw:distance="112%"/>
    <draw:stroke-dash draw:name="Dashed_20__28_var_29__20_6" draw:display-name="Dashed (var) 6" draw:style="rect" draw:dots1="1" draw:dots1-length="112%" draw:distance="112%"/>
    <draw:stroke-dash draw:name="Dashed_20__28_var_29__20_7" draw:display-name="Dashed (var) 7" draw:style="rect" draw:dots1="1" draw:dots1-length="112%" draw:distance="112%"/>
    <draw:stroke-dash draw:name="Dashed_20__28_var_29__20_8" draw:display-name="Dashed (var) 8" draw:style="rect" draw:dots1="1" draw:dots1-length="112%" draw:distance="112%"/>
    <draw:stroke-dash draw:name="Dashed_20__28_var_29__20_9" draw:display-name="Dashed (var) 9" draw:style="rect" draw:dots1="1" draw:dots1-length="112%" draw:distance="112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omic Sans MS" fo:font-family="'Comic Sans MS'" style:font-style-name="Normal" style:font-family-generic="script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mic Sans MS1" fo:font-family="'Comic Sans MS'" style:font-family-generic="script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Numbering_20_123" style:class="text">
      <style:paragraph-properties fo:margin-top="0.423cm" fo:margin-bottom="0.212cm" style:contextual-spacing="false">
        <style:tab-stops/>
      </style:paragraph-properties>
      <style:text-properties style:font-name="Comic Sans MS2" fo:font-family="'Comic Sans MS'" style:font-style-name="Gras" style:font-family-generic="script" style:font-pitch="variable" fo:font-size="16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Numbering_20_123" style:class="text" style:master-page-name="">
      <style:paragraph-properties fo:margin-top="0.353cm" fo:margin-bottom="0.212cm" style:contextual-spacing="false" style:page-number="auto"/>
      <style:text-properties style:font-name="Comic Sans MS2" fo:font-family="'Comic Sans MS'" style:font-style-name="Gras" style:font-family-generic="script" style:font-pitch="variable" fo:font-size="14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667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533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266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Arial1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667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533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266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Paragraph_20_Font" style:display-name="Default Paragraph Font" style:family="paragraph" style:default-outline-level="">
      <style:paragraph-properties fo:margin-top="0cm" fo:margin-bottom="0.62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margin-top="0cm" fo:margin-bottom="0.623cm" style:contextual-spacing="false" fo:line-height="115%" fo:text-align="start" style:justify-single-word="false" fo:orphans="2" fo:widows="2" fo:text-indent="0cm" style:auto-text-indent="false" style:writing-mode="lr-tb"/>
      <style:text-properties style:font-name="Calibri" fo:font-family="Calibri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e_20_source" style:display-name="Texte source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76" style:display-name="ListLabel 7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75" style:display-name="ListLabel 75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74" style:display-name="ListLabel 7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73" style:display-name="ListLabel 7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72" style:display-name="ListLabel 7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71" style:display-name="ListLabel 7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70" style:display-name="ListLabel 7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69" style:display-name="ListLabel 69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68" style:display-name="ListLabel 68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67" style:display-name="ListLabel 67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66" style:display-name="ListLabel 6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65" style:display-name="ListLabel 65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64" style:display-name="ListLabel 6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63" style:display-name="ListLabel 6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62" style:display-name="ListLabel 6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61" style:display-name="ListLabel 6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60" style:display-name="ListLabel 6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59" style:display-name="ListLabel 59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58" style:display-name="ListLabel 58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57" style:display-name="ListLabel 57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56" style:display-name="ListLabel 56" style:family="paragraph" style:default-outline-level="">
      <style:paragraph-properties fo:text-align="start" style:justify-single-word="false" fo:orphans="2" fo:widows="2" style:writing-mode="lr-tb"/>
      <style:text-properties fo:color="#ce181e" loext:opacity="100%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55" style:display-name="ListLabel 5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54" style:display-name="ListLabel 54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53" style:display-name="ListLabel 53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52" style:display-name="ListLabel 5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51" style:display-name="ListLabel 51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50" style:display-name="ListLabel 5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49" style:display-name="ListLabel 49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48" style:display-name="ListLabel 48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47" style:display-name="ListLabel 47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46" style:display-name="ListLabel 46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45" style:display-name="ListLabel 45" style:family="paragraph" style:default-outline-level="">
      <style:paragraph-properties fo:text-align="start" style:justify-single-word="false" fo:orphans="2" fo:widows="2" style:writing-mode="lr-tb"/>
      <style:text-properties fo:color="#ce181e" loext:opacity="100%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44" style:display-name="ListLabel 4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43" style:display-name="ListLabel 43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42" style:display-name="ListLabel 42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41" style:display-name="ListLabel 4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40" style:display-name="ListLabel 4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39" style:display-name="ListLabel 39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38" style:display-name="ListLabel 38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37" style:display-name="ListLabel 37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36" style:display-name="ListLabel 36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35" style:display-name="ListLabel 35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34" style:display-name="ListLabel 3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33" style:display-name="ListLabel 33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32" style:display-name="ListLabel 32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31" style:display-name="ListLabel 3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30" style:display-name="ListLabel 3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9" style:display-name="ListLabel 29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8" style:display-name="ListLabel 28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7" style:display-name="ListLabel 27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6" style:display-name="ListLabel 26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5" style:display-name="ListLabel 25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4" style:display-name="ListLabel 2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3" style:display-name="ListLabel 23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2" style:display-name="ListLabel 22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1" style:display-name="ListLabel 2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0" style:display-name="ListLabel 2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9" style:display-name="ListLabel 19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8" style:display-name="ListLabel 18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7" style:display-name="ListLabel 17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6" style:display-name="ListLabel 16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5" style:display-name="ListLabel 15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4" style:display-name="ListLabel 1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3" style:display-name="ListLabel 13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2" style:display-name="ListLabel 12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1" style:display-name="ListLabel 1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0" style:display-name="ListLabel 1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e_20_de_20_bulles_20_Car" style:display-name="Texte de bulles C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Book_20_Title" style:display-name="Book Titl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etter-spacing="normal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Intense_20_Reference" style:display-name="Intense Reference" style:family="paragraph" style:default-outline-level="">
      <style:paragraph-properties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ubtle_20_Reference" style:display-name="Subtle Reference" style:family="paragraph" style:default-outline-level="">
      <style:paragraph-properties fo:text-align="start" style:justify-single-word="false" fo:orphans="2" fo:widows="2" style:writing-mode="lr-tb"/>
      <style:text-properties fo:color="#ed7d31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nse_20_Emphasis" style:display-name="Intense Emphasis" style:family="paragraph" style:default-outline-level="">
      <style:paragraph-properties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font-style="italic" fo:font-weight="bold" style:font-name-asian="Tahoma1" style:font-family-asian="Tahoma" style:font-family-generic-asian="system" style:font-pitch-asian="variable" style:font-size-asian="12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ubtle_20_Emphasis" style:display-name="Subtle Emphasis" style:family="paragraph" style:default-outline-level="">
      <style:paragraph-properties fo:text-align="start" style:justify-single-word="false" fo:orphans="2" fo:widows="2" style:writing-mode="lr-tb"/>
      <style:text-properties fo:color="#595959" loext:opacity="100%" style:font-name="Times New Roman" fo:font-family="'Times New Roman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Citation_20_intense_20_Car" style:display-name="Citation intense Car" style:family="paragraph" style:default-outline-level="">
      <style:paragraph-properties fo:text-align="start" style:justify-single-word="false" fo:orphans="2" fo:widows="2" style:writing-mode="lr-tb"/>
      <style:text-properties fo:color="#2e74b5" loext:opacity="100%" style:font-name="Segoe UI" fo:font-family="'Segoe UI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Citation_20_Car" style:display-name="Citation Car" style:family="paragraph" style:default-outline-level="">
      <style:paragraph-properties fo:text-align="start" style:justify-single-word="false" fo:orphans="2" fo:widows="2" style:writing-mode="lr-tb"/>
      <style:text-properties fo:color="#7b7b7b" loext:opacity="100%" style:font-name="Times New Roman" fo:font-family="'Times New Roman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ous-titre_20_Car" style:display-name="Sous-titre Car" style:family="paragraph" style:default-outline-level="">
      <style:paragraph-properties fo:text-align="start" style:justify-single-word="false" fo:orphans="2" fo:widows="2" style:writing-mode="lr-tb"/>
      <style:text-properties fo:color="#44546a" loext:opacity="100%" style:font-name="Times New Roman" fo:font-family="'Times New Roman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Titre_20_Car" style:display-name="Titre Car" style:family="paragraph" style:default-outline-level="">
      <style:paragraph-properties fo:text-align="start" style:justify-single-word="false" fo:orphans="2" fo:widows="2" style:writing-mode="lr-tb"/>
      <style:text-properties fo:color="#2e74b5" loext:opacity="100%" style:font-name="Arial1" fo:font-family="Arial" style:font-family-generic="roman" style:font-pitch="variable" fo:font-size="20pt" fo:font-weight="bold" style:font-name-asian="Tahoma1" style:font-family-asian="Tahoma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9_20_Car" style:display-name="Titre 9 C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fo:font-weight="bold" style:font-name-asian="Tahoma1" style:font-family-asian="Tahoma" style:font-family-generic-asian="system" style:font-pitch-asian="variable" style:font-size-asian="12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8_20_Car" style:display-name="Titre 8 Car" style:family="paragraph" style:default-outline-level="">
      <style:paragraph-properties fo:text-align="start" style:justify-single-word="false" fo:orphans="2" fo:widows="2" style:writing-mode="lr-tb"/>
      <style:text-properties style:font-name="Segoe UI" fo:font-family="'Segoe UI'" style:font-family-generic="roman" style:font-pitch="variable" fo:font-size="11pt" fo:font-style="italic" style:font-name-asian="Tahoma1" style:font-family-asian="Tahoma" style:font-family-generic-asian="system" style:font-pitch-asian="variable" style:font-size-asian="11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Titre_20_7_20_Car" style:display-name="Titre 7 Car" style:family="paragraph" style:default-outline-level="">
      <style:paragraph-properties fo:text-align="start" style:justify-single-word="false" fo:orphans="2" fo:widows="2" style:writing-mode="lr-tb"/>
      <style:text-properties fo:color="#2e74b5" loext:opacity="100%" style:font-name="Segoe UI" fo:font-family="'Segoe UI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6_20_Car" style:display-name="Titre 6 Car" style:family="paragraph" style:default-outline-level="">
      <style:paragraph-properties fo:text-align="start" style:justify-single-word="false" fo:orphans="2" fo:widows="2" style:writing-mode="lr-tb"/>
      <style:text-properties fo:color="#2e74b5" loext:opacity="100%" style:font-name="Arial1" fo:font-family="Arial" style:font-family-generic="roman" style:font-pitch="variable" fo:font-size="11.5pt" fo:font-weight="bold" style:font-name-asian="Tahoma1" style:font-family-asian="Tahoma" style:font-family-generic-asian="system" style:font-pitch-asian="variable" style:font-size-asian="11.5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5_20_Car" style:display-name="Titre 5 Car" style:family="paragraph" style:default-outline-level="">
      <style:paragraph-properties fo:text-align="start" style:justify-single-word="false" fo:orphans="2" fo:widows="2" style:writing-mode="lr-tb"/>
      <style:text-properties fo:color="#2e74b5" loext:opacity="100%" style:font-name="Arial1" fo:font-family="Arial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4_20_Car" style:display-name="Titre 4 Car" style:family="paragraph" style:default-outline-level="">
      <style:paragraph-properties fo:text-align="start" style:justify-single-word="false" fo:orphans="2" fo:widows="2" style:writing-mode="lr-tb"/>
      <style:text-properties fo:color="#2e74b5" loext:opacity="100%" style:font-name="Arial1" fo:font-family="Arial" style:font-family-generic="roman" style:font-pitch="variable" fo:font-size="12.5pt" fo:font-weight="bold" style:font-name-asian="Tahoma1" style:font-family-asian="Tahoma" style:font-family-generic-asian="system" style:font-pitch-asian="variable" style:font-size-asian="12.5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3_20_Car" style:display-name="Titre 3 Car" style:family="paragraph" style:default-outline-level="">
      <style:paragraph-properties fo:text-align="start" style:justify-single-word="false" fo:orphans="2" fo:widows="2" style:writing-mode="lr-tb"/>
      <style:text-properties fo:color="#2e74b5" loext:opacity="100%" style:font-name="Arial1" fo:font-family="Arial" style:font-family-generic="roman" style:font-pitch="variable" fo:font-size="13pt" fo:font-weight="bold" style:font-name-asian="Tahoma1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2_20_Car" style:display-name="Titre 2 Car" style:family="paragraph" style:default-outline-level="">
      <style:paragraph-properties fo:text-align="start" style:justify-single-word="false" fo:orphans="2" fo:widows="2" style:writing-mode="lr-tb"/>
      <style:text-properties fo:color="#2e74b5" loext:opacity="100%" style:font-name="Arial1" fo:font-family="Arial" style:font-family-generic="roman" style:font-pitch="variable" fo:font-size="13.5pt" fo:font-weight="bold" style:font-name-asian="Tahoma1" style:font-family-asian="Tahoma" style:font-family-generic-asian="system" style:font-pitch-asian="variable" style:font-size-asian="13.5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fo:color="#2e74b5" loext:opacity="100%" style:font-name="Arial1" fo:font-family="Arial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ans_20_interligne_20_Car" style:display-name="Sans interligne C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ied_20_de_20_page_20_Car" style:display-name="Pied de page C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-tête_20_Car" style:display-name="En-tête C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ceholder_20_Text" style:display-name="Placeholder Text" style:family="paragraph" style:default-outline-level="">
      <style:paragraph-properties fo:text-align="start" style:justify-single-word="false" fo:orphans="2" fo:widows="2" style:writing-mode="lr-tb"/>
      <style:text-properties fo:color="#808080" loext:opacity="100%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lloon_20_Text" style:display-name="Balloon Tex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Tahoma" fo:font-family="Tahoma" style:font-family-generic="roman" style:font-pitch="variable" fo:font-size="8pt" style:letter-kerning="false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Intense_20_Quote" style:display-name="Intense Quote" style:family="paragraph" style:default-outline-level="">
      <style:paragraph-properties fo:margin-left="2.912cm" fo:margin-right="2.912cm" fo:margin-top="0.497cm" fo:margin-bottom="0.497cm" style:contextual-spacing="false" fo:line-height="115%" fo:text-align="center" style:justify-single-word="false" fo:orphans="2" fo:widows="2" fo:text-indent="0cm" style:auto-text-indent="false" style:writing-mode="lr-tb"/>
      <style:text-properties fo:color="#2e74b5" loext:opacity="100%" style:font-name="Segoe UI" fo:font-family="'Segoe UI'" style:font-family-generic="roman" style:font-pitch="variable" fo:font-size="14pt" style:letter-kerning="false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Quote" style:family="paragraph" style:default-outline-level="">
      <style:paragraph-properties fo:margin-left="2.24cm" fo:margin-right="2.24cm" fo:margin-top="0.497cm" fo:margin-bottom="0.497cm" style:contextual-spacing="false" fo:line-height="125%" fo:text-align="center" style:justify-single-word="false" fo:orphans="2" fo:widows="2" fo:text-indent="0cm" style:auto-text-indent="false" style:writing-mode="lr-tb"/>
      <style:text-properties fo:color="#7b7b7b" loext:opacity="100%" style:font-name="Segoe UI" fo:font-family="'Segoe UI'" style:font-family-generic="roman" style:font-pitch="variable" fo:font-size="12pt" fo:font-style="italic" style:letter-kerning="false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>
      <style:paragraph-properties fo:margin-top="0cm" fo:margin-bottom="0.497cm" style:contextual-spacing="false" style:line-height-at-least="0.353cm" fo:text-align="start" style:justify-single-word="false" fo:orphans="2" fo:widows="2" style:writing-mode="lr-tb"/>
      <style:text-properties fo:color="#404040" loext:opacity="100%" style:font-name="Segoe UI" fo:font-family="'Segoe UI'" style:font-family-generic="roman" style:font-pitch="variable" fo:font-size="8pt" fo:font-weight="bold" style:letter-kerning="false" style:font-name-asian="Tahoma1" style:font-family-asian="Tahoma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OC_20_Heading" style:display-name="TOC Heading" style:family="paragraph" style:default-outline-level="">
      <style:paragraph-properties fo:margin-top="0.497cm" fo:margin-bottom="0.497cm" style:contextual-spacing="false" fo:line-height="125%" fo:text-align="start" style:justify-single-word="false" fo:orphans="2" fo:widows="2" style:writing-mode="lr-tb"/>
      <style:text-properties fo:color="#2e74b5" loext:opacity="100%" style:font-name="Arial1" fo:font-family="Arial" style:font-family-generic="roman" style:font-pitch="variable" fo:font-size="14pt" fo:font-weight="bold" style:letter-kerning="false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use-window-font-color="true" loext:opacity="0%" style:font-name="Segoe UI" fo:font-family="'Segoe UI'" style:font-family-generic="roman" style:font-pitch="variable" fo:font-size="10.5pt" style:letter-kerning="false" style:font-name-asian="Tahoma1" style:font-family-asian="Tahoma" style:font-family-generic-asian="system" style:font-pitch-asian="variable" style:font-size-asian="10.5pt" style:font-name-complex="Liberation Sans1" style:font-family-complex="'Liberation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92" style:display-name="ListLabel 192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91" style:display-name="ListLabel 191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90" style:display-name="ListLabel 19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89" style:display-name="ListLabel 18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ListLabel_20_188" style:display-name="ListLabel 18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style:font-pitch="variable" fo:font-size="10.5pt" fo:font-style="italic" style:font-name-asian="Tahoma1" style:font-family-asian="Tahoma" style:font-family-generic-asian="system" style:font-pitch-asian="variable" style:font-size-asian="10.5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ListLabel_20_187" style:display-name="ListLabel 187" style:family="paragraph" style:default-outline-level="">
      <style:paragraph-properties fo:text-align="start" style:justify-single-word="false" fo:orphans="2" fo:widows="2" style:writing-mode="lr-tb"/>
      <style:text-properties fo:color="#0b0080" loext:opacity="100%" style:font-name="Arial1" fo:font-family="Arial" style:font-family-generic="roman" style:font-pitch="variable" fo:font-size="10.5pt" fo:font-style="italic" style:font-name-asian="Tahoma1" style:font-family-asian="Tahoma" style:font-family-generic-asian="system" style:font-pitch-asian="variable" style:font-size-asian="10.5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ListLabel_20_186" style:display-name="ListLabel 186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85" style:display-name="ListLabel 185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84" style:display-name="ListLabel 18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83" style:display-name="ListLabel 183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82" style:display-name="ListLabel 182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81" style:display-name="ListLabel 18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80" style:display-name="ListLabel 18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79" style:display-name="ListLabel 17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78" style:display-name="ListLabel 17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77" style:display-name="ListLabel 17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76" style:display-name="ListLabel 17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75" style:display-name="ListLabel 17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74" style:display-name="ListLabel 17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73" style:display-name="ListLabel 17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72" style:display-name="ListLabel 17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71" style:display-name="ListLabel 17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70" style:display-name="ListLabel 17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69" style:display-name="ListLabel 16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68" style:display-name="ListLabel 16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67" style:display-name="ListLabel 16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66" style:display-name="ListLabel 16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65" style:display-name="ListLabel 16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64" style:display-name="ListLabel 16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63" style:display-name="ListLabel 16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62" style:display-name="ListLabel 16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61" style:display-name="ListLabel 16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60" style:display-name="ListLabel 16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59" style:display-name="ListLabel 15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58" style:display-name="ListLabel 15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57" style:display-name="ListLabel 15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56" style:display-name="ListLabel 15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55" style:display-name="ListLabel 15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54" style:display-name="ListLabel 15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53" style:display-name="ListLabel 15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52" style:display-name="ListLabel 15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51" style:display-name="ListLabel 15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50" style:display-name="ListLabel 15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49" style:display-name="ListLabel 14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48" style:display-name="ListLabel 14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47" style:display-name="ListLabel 14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46" style:display-name="ListLabel 14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45" style:display-name="ListLabel 14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44" style:display-name="ListLabel 14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43" style:display-name="ListLabel 14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42" style:display-name="ListLabel 14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41" style:display-name="ListLabel 14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40" style:display-name="ListLabel 14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39" style:display-name="ListLabel 13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38" style:display-name="ListLabel 13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37" style:display-name="ListLabel 13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36" style:display-name="ListLabel 13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35" style:display-name="ListLabel 13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34" style:display-name="ListLabel 13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33" style:display-name="ListLabel 13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32" style:display-name="ListLabel 13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31" style:display-name="ListLabel 13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30" style:display-name="ListLabel 13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29" style:display-name="ListLabel 12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28" style:display-name="ListLabel 12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27" style:display-name="ListLabel 12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26" style:display-name="ListLabel 12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25" style:display-name="ListLabel 12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24" style:display-name="ListLabel 12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23" style:display-name="ListLabel 12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22" style:display-name="ListLabel 12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21" style:display-name="ListLabel 12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20" style:display-name="ListLabel 12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19" style:display-name="ListLabel 11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18" style:display-name="ListLabel 11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17" style:display-name="ListLabel 11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16" style:display-name="ListLabel 11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15" style:display-name="ListLabel 11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14" style:display-name="ListLabel 11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13" style:display-name="ListLabel 1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12" style:display-name="ListLabel 11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11" style:display-name="ListLabel 11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10" style:display-name="ListLabel 11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09" style:display-name="ListLabel 10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08" style:display-name="ListLabel 10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07" style:display-name="ListLabel 10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06" style:display-name="ListLabel 10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05" style:display-name="ListLabel 10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04" style:display-name="ListLabel 10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03" style:display-name="ListLabel 10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02" style:display-name="ListLabel 10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01" style:display-name="ListLabel 10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100" style:display-name="ListLabel 10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99" style:display-name="ListLabel 9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98" style:display-name="ListLabel 9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97" style:display-name="ListLabel 9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96" style:display-name="ListLabel 9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95" style:display-name="ListLabel 9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94" style:display-name="ListLabel 9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93" style:display-name="ListLabel 9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92" style:display-name="ListLabel 9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91" style:display-name="ListLabel 9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90" style:display-name="ListLabel 9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89" style:display-name="ListLabel 8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88" style:display-name="ListLabel 8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87" style:display-name="ListLabel 8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86" style:display-name="ListLabel 8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85" style:display-name="ListLabel 8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84" style:display-name="ListLabel 8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83" style:display-name="ListLabel 8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82" style:display-name="ListLabel 8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81" style:display-name="ListLabel 8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80" style:display-name="ListLabel 8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79" style:display-name="ListLabel 79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78" style:display-name="ListLabel 7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Label_20_77" style:display-name="ListLabel 7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FollowedHyperlink" style:family="paragraph" style:default-outline-level="">
      <style:paragraph-properties fo:text-align="start" style:justify-single-word="false" fo:orphans="2" fo:widows="2" style:writing-mode="lr-tb"/>
      <style:text-properties fo:color="#954f72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ang-e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nresolved_20_Mention" style:display-name="Unresolved Mention" style:family="paragraph" style:default-outline-level="">
      <style:paragraph-properties fo:text-align="start" style:justify-single-word="false" fo:orphans="2" fo:widows="2" style:writing-mode="lr-tb"/>
      <style:text-properties fo:color="#605e5c" loext:opacity="100%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_20_de_20_bas_20_de_20_page_20_Car" style:display-name="Note de bas de page C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ontentline-26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ucida Sans Unicode" fo:font-family="'Lucida Sans Unicode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style:line-height-at-least="0.353cm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1" fo:font-family="'Noto Sans'" style:font-style-name="Normal" style:font-family-generic="script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1" fo:font-family="'Noto Sans'" style:font-style-name="Normal" style:font-family-generic="script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1" fo:font-family="'Noto Sans'" style:font-style-name="Normal" style:font-family-generic="script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1" fo:font-family="'Noto Sans'" style:font-style-name="Normal" style:font-family-generic="script" style:font-pitch="variable" fo:font-size="18pt" style:font-size-asian="18pt"/>
    </style:style>
    <style:style style:name="A0" style:family="paragraph" style:parent-style-name="Text" style:default-outline-level="">
      <style:text-properties style:font-name="Noto Sans1" fo:font-family="'Noto Sans'" style:font-style-name="Normal" style:font-family-generic="script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1" fo:font-family="'Noto Sans'" style:font-style-name="Normal" style:font-family-generic="script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1" fo:font-family="'Noto Sans'" style:font-style-name="Normal" style:font-family-generic="script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1" fo:font-family="'Noto Sans'" style:font-style-name="Normal" style:font-family-generic="script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ext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uce_20_2_20_Car" style:display-name="Puce 2 Car" style:family="paragraph" style:default-outline-level="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uce_20_1_20_Car" style:display-name="Puce 1 Car" style:family="paragraph" style:default-outline-level="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ragraphe_20_de_20_liste_20_Car" style:display-name="Paragraphe de liste Car" style:family="paragraph" style:default-outline-level="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s_20_Question_20_Car" style:display-name="Sous Question Car" style:family="paragraph" style:default-outline-level="">
      <style:text-properties fo:color="#000000" loext:opacity="100%" style:font-name="Arial Unicode MS" fo:font-family="'Arial Unicode MS'" style:font-family-generic="roman" style:font-pitch="variable" fo:font-size="13pt" fo:font-weight="bold" style:font-name-asian="Tahoma1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Questions_20_Car" style:display-name="Questions Car" style:family="paragraph" style:default-outline-level="">
      <style:text-properties fo:color="#000000" loext:opacity="100%" style:font-name="Arial Unicode MS" fo:font-family="'Arial Unicode MS'" style:font-family-generic="roman" style:font-pitch="variable" fo:font-size="13pt" fo:font-weight="bold" style:font-name-asian="Tahoma1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hapitres_20_Car" style:display-name="Chapitres Car" style:family="paragraph" style:default-outline-level="">
      <style:text-properties fo:color="#000000" loext:opacity="100%" style:font-name="Arial Unicode MS" fo:font-family="'Arial Unicode MS'" style:font-family-generic="roman" style:font-pitch="variable" fo:font-size="13pt" fo:font-weight="bold" style:font-name-asian="Tahoma1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ous_20_Question" style:display-name="Sous Question" style:family="paragraph" style:default-outline-level="">
      <style:paragraph-properties fo:margin-left="2.644cm" fo:margin-right="0cm" fo:margin-top="0.187cm" fo:margin-bottom="0.187cm" style:contextual-spacing="false" fo:text-align="start" style:justify-single-word="false" fo:text-indent="-1.588cm" style:auto-text-indent="false"/>
      <style:text-properties fo:color="#000000" loext:opacity="100%" style:font-name="Arial Unicode MS" fo:font-family="'Arial Unicode MS'" style:font-family-generic="roman" style:font-pitch="variable" fo:font-size="13pt" fo:font-weight="bold" style:font-name-asian="Tahoma1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Questions" style:family="paragraph" style:default-outline-level="">
      <style:paragraph-properties fo:margin-left="2.644cm" fo:margin-right="0cm" fo:margin-top="0.187cm" fo:margin-bottom="0.187cm" style:contextual-spacing="false" fo:text-align="start" style:justify-single-word="false" fo:text-indent="-1.588cm" style:auto-text-indent="false"/>
      <style:text-properties fo:color="#000000" loext:opacity="100%" style:font-name="Arial Unicode MS" fo:font-family="'Arial Unicode MS'" style:font-family-generic="roman" style:font-pitch="variable" fo:font-size="13pt" fo:font-weight="bold" style:font-name-asian="Tahoma1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hapitres" style:family="paragraph" style:default-outline-level="">
      <style:paragraph-properties fo:margin-top="0.623cm" fo:margin-bottom="0.187cm" style:contextual-spacing="false" fo:text-align="start" style:justify-single-word="false"/>
      <style:text-properties fo:color="#000000" loext:opacity="100%" style:font-name="Arial Unicode MS" fo:font-family="'Arial Unicode MS'" style:font-family-generic="roman" style:font-pitch="variable" fo:font-size="13pt" fo:font-weight="bold" style:font-name-asian="Tahoma1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en_20_hypertexte" style:display-name="Lien hypertexte" style:family="paragraph" style:default-outline-level="">
      <style:text-properties fo:color="#0000ff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_5f_CharLFO19LVL1" style:display-name="WW_CharLFO19LVL1" style:family="paragraph" style:default-outline-level="">
      <style:text-properties style:font-name="Times New Roman" fo:font-family="'Times New Roman'" style:font-family-generic="roman" style:font-pitch="variable" fo:font-size="12pt" fo:font-weight="normal" style:font-name-asian="Tahoma1" style:font-family-asian="Tahoma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ragraphe_20_de_20_liste" style:display-name="Paragraphe de liste" style:family="paragraph" style:default-outline-level="">
      <style:paragraph-properties fo:margin-left="2.24cm" fo:margin-right="0cm" fo:text-indent="0cm" style:auto-text-indent="false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text-properties style:use-window-font-color="true" loext:opacity="0%" style:font-name="Lucida Sans" fo:font-family="'Lucida Sans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sited_20_Internet_20_Link" style:display-name="Visited Internet Link" style:family="paragraph" style:default-outline-level="">
      <style:text-properties fo:color="#8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uce_20_2" style:display-name="Puce 2" style:family="paragraph" style:default-outline-level="">
      <style:paragraph-properties fo:margin-left="2.24cm" fo:margin-right="0cm" fo:margin-top="0cm" fo:margin-bottom="0.187cm" style:contextual-spacing="false" fo:text-align="start" style:justify-single-word="false" fo:text-indent="0cm" style:auto-text-indent="false"/>
      <style:text-properties style:font-name="Arial Unicode MS" fo:font-family="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uce_20_1" style:display-name="Puce 1" style:family="paragraph" style:default-outline-level="">
      <style:paragraph-properties fo:margin-left="2.24cm" fo:margin-right="0cm" fo:margin-top="0cm" fo:margin-bottom="0.187cm" style:contextual-spacing="false" fo:text-align="start" style:justify-single-word="false" fo:text-indent="0cm" style:auto-text-indent="false"/>
      <style:text-properties style:font-name="Arial Unicode MS" fo:font-family="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8.105cm" fo:margin-left="0cm" table:align="left" style:writing-mode="page"/>
    </style:style>
    <style:style style:name="Tableau2.A" style:family="table-column">
      <style:table-column-properties style:column-width="9.393cm"/>
    </style:style>
    <style:style style:name="Tableau2.B" style:family="table-column">
      <style:table-column-properties style:column-width="8.712cm"/>
    </style:style>
    <style:style style:name="Tableau2.1" style:family="table-row">
      <style:table-row-properties style:min-row-height="1.095cm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B1" style:family="table-cell">
      <style:table-cell-properties fo:padding="0.097cm" fo:border="1pt solid #000000"/>
    </style:style>
    <style:style style:name="Tableau2.2" style:family="table-row">
      <style:table-row-properties style:min-row-height="0.531cm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Comic Sans MS" fo:font-size="12pt" officeooo:rsid="008e9d60" officeooo:paragraph-rsid="008e9d60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style:font-name="Comic Sans MS" fo:font-size="11pt" officeooo:rsid="00a09808" officeooo:paragraph-rsid="00a09808" style:font-size-asian="11pt" style:font-size-complex="11pt"/>
    </style:style>
    <style:style style:name="MP3" style:family="paragraph" style:parent-style-name="Header">
      <style:text-properties fo:font-size="6pt" officeooo:rsid="0079f012" officeooo:paragraph-rsid="0079f012" style:font-size-asian="5.25pt" style:font-size-complex="6pt"/>
    </style:style>
    <style:style style:name="MP4" style:family="paragraph" style:parent-style-name="Horizontal_20_Line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TSi</text:p>
            </table:table-cell>
            <table:table-cell table:style-name="Tableau2.B1" table:number-rows-spanned="2" office:value-type="string">
              <text:p text:style-name="Table_20_Contents"/>
            </table:table-cell>
          </table:table-row>
          <table:table-row table:style-name="Tableau2.2">
            <table:table-cell table:style-name="Tableau2.A2" office:value-type="string">
              <text:p text:style-name="MP2">Installation de mosquitto sur une raspberry</text:p>
            </table:table-cell>
            <table:covered-table-cell/>
          </table:table-row>
        </table:table>
        <text:p text:style-name="MP3"/>
      </style:header>
      <style:footer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3T12:14:44.319000000</meta:creation-date>
    <dc:date>2020-11-30T20:22:53.244000000</dc:date>
    <meta:editing-duration>P1DT20H56M15S</meta:editing-duration>
    <meta:editing-cycles>152</meta:editing-cycles>
    <meta:generator>LibreOffice/7.0.0.3$Windows_X86_64 LibreOffice_project/8061b3e9204bef6b321a21033174034a5e2ea88e</meta:generator>
    <meta:print-date>2019-04-22T18:10:30.791000000</meta:print-date>
    <meta:document-statistic meta:table-count="1" meta:image-count="0" meta:object-count="0" meta:page-count="2" meta:paragraph-count="26" meta:word-count="220" meta:character-count="1361" meta:non-whitespace-character-count="1171"/>
  </office:meta>
</office:document-meta>
</file>